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508cm" style:rel-column-width="288*"/>
    </style:style>
    <style:style style:name="Таблица1.B" style:family="table-column">
      <style:table-column-properties style:column-width="10.169cm" style:rel-column-width="5765*"/>
    </style:style>
    <style:style style:name="Таблица1.C" style:family="table-column">
      <style:table-column-properties style:column-width="1.833cm" style:rel-column-width="1039*"/>
    </style:style>
    <style:style style:name="Таблица1.D" style:family="table-column">
      <style:table-column-properties style:column-width="1.824cm" style:rel-column-width="1034*"/>
    </style:style>
    <style:style style:name="Таблица1.E" style:family="table-column">
      <style:table-column-properties style:column-width="1.649cm" style:rel-column-width="935*"/>
    </style:style>
    <style:style style:name="Таблица1.G" style:family="table-column">
      <style:table-column-properties style:column-width="1.663cm" style:rel-column-width="943*"/>
    </style:style>
    <style:style style:name="Таблица1.H" style:family="table-column">
      <style:table-column-properties style:column-width="1.579cm" style:rel-column-width="895*"/>
    </style:style>
    <style:style style:name="Таблица1.I" style:family="table-column">
      <style:table-column-properties style:column-width="1.102cm" style:rel-column-width="625*"/>
    </style:style>
    <style:style style:name="Таблица1.K" style:family="table-column">
      <style:table-column-properties style:column-width="1.155cm" style:rel-column-width="655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M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N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  <style:text-properties officeooo:paragraph-rsid="00253bd6"/>
    </style:style>
    <style:style style:name="P2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26d257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rsid="001df5f0" officeooo:paragraph-rsid="001df5f0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1df5f0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fo:font-weight="bold" officeooo:paragraph-rsid="0021b9d5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font-weight="bold" officeooo:rsid="0024a20f" officeooo:paragraph-rsid="0028beb5" fo:background-color="transparent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style:writing-mode="pag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margin-top="0cm" fo:margin-bottom="0.101cm" loext:contextual-spacing="false" fo:text-align="center" style:justify-single-word="false" style:writing-mode="page"/>
      <style:text-properties fo:font-size="10.5pt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66ff66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eb0b0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 style:writing-mode="page"/>
      <style:text-properties fo:font-size="10.5pt" fo:background-color="#ffff99" style:font-size-asian="10.5pt" style:font-size-complex="10.5pt"/>
    </style:style>
    <style:style style:name="P14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6d257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6pt" fo:font-weight="normal" officeooo:paragraph-rsid="0026d257" style:font-size-asian="5.25pt" style:font-weight-asian="normal" style:font-size-complex="6pt" style:font-weight-complex="normal"/>
    </style:style>
    <style:style style:name="P16" style:family="paragraph" style:parent-style-name="Heading_20_3">
      <style:paragraph-properties fo:margin-top="0cm" fo:margin-bottom="0.21cm" loext:contextual-spacing="false" fo:text-align="center" style:justify-single-word="false" style:writing-mode="page"/>
      <style:text-properties officeooo:paragraph-rsid="003843c1"/>
    </style:style>
    <style:style style:name="P17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5049e" officeooo:paragraph-rsid="0026d257"/>
    </style:style>
    <style:style style:name="P18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2ef59e"/>
    </style:style>
    <style:style style:name="P19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0f3563" officeooo:paragraph-rsid="0026d257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11959e" officeooo:paragraph-rsid="00315b6d"/>
    </style:style>
    <style:style style:name="P21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6d257"/>
    </style:style>
    <style:style style:name="P22" style:family="paragraph" style:parent-style-name="Heading_20_3" style:master-page-name="HTML">
      <style:paragraph-properties fo:margin-top="0cm" fo:margin-bottom="0cm" loext:contextual-spacing="false" fo:text-align="end" style:justify-single-word="false" style:page-number="auto" style:writing-mode="page"/>
      <style:text-properties fo:font-weight="normal" officeooo:rsid="003b4f81" officeooo:paragraph-rsid="003b4f81" style:font-weight-asian="normal" style:font-weight-complex="normal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officeooo:rsid="0008d836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1" officeooo:rsid="0029a319"/>
    </style:style>
    <style:style style:name="T8" style:family="text">
      <style:text-properties style:text-position="0% 100%" officeooo:rsid="0011959e"/>
    </style:style>
    <style:style style:name="T9" style:family="text">
      <style:text-properties style:text-position="0% 100%" officeooo:rsid="0011a382"/>
    </style:style>
    <style:style style:name="T10" style:family="text">
      <style:text-properties style:text-position="0% 100%" officeooo:rsid="003a27b4"/>
    </style:style>
    <style:style style:name="T11" style:family="text">
      <style:text-properties officeooo:rsid="0022187f"/>
    </style:style>
    <style:style style:name="T12" style:family="text">
      <style:text-properties officeooo:rsid="0029a319"/>
    </style:style>
    <style:style style:name="T13" style:family="text">
      <style:text-properties officeooo:rsid="001f5f7d"/>
    </style:style>
    <style:style style:name="T14" style:family="text">
      <style:text-properties officeooo:rsid="00318157"/>
    </style:style>
    <style:style style:name="T15" style:family="text">
      <style:text-properties officeooo:rsid="0034ffee"/>
    </style:style>
    <style:style style:name="T16" style:family="text">
      <style:text-properties officeooo:rsid="000eeeff"/>
    </style:style>
    <style:style style:name="T17" style:family="text">
      <style:text-properties officeooo:rsid="002e9c9f"/>
    </style:style>
    <style:style style:name="T18" style:family="text">
      <style:text-properties style:text-position="super 58%" officeooo:rsid="002e9c9f"/>
    </style:style>
    <style:style style:name="T19" style:family="text">
      <style:text-properties officeooo:rsid="002f4de9"/>
    </style:style>
    <style:style style:name="T20" style:family="text">
      <style:text-properties officeooo:rsid="00315b6d"/>
    </style:style>
    <style:style style:name="T21" style:family="text">
      <style:text-properties officeooo:rsid="003bbb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3">Таблица <text:span text:style-name="T21">2</text:span>.</text:h>
      <text:h text:style-name="P16" text:outline-level="3"><text:span text:style-name="T3">Термодинамика и структурные параметры при синглет-триплетном переходе <text:s/>R</text:span>-N<text:span text:style-name="T1">2</text:span><text:span text:style-name="T2">+</text:span>(S) = <text:span text:style-name="T3">R</text:span>-N<text:span text:style-name="T1">2</text:span><text:span text:style-name="T2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 table:number-columns-repeated="2"/>
        <table:table-column table:style-name="Таблица1.K" table:number-columns-repeated="4"/>
        <table:table-header-rows>
          <table:table-row>
            <table:table-cell table:style-name="Таблица1.A1" table:number-rows-spanned="2" office:value-type="string">
              <text:p text:style-name="P3">№</text:p>
            </table:table-cell>
            <table:table-cell table:style-name="Таблица1.A1" table:number-rows-spanned="2" office:value-type="string">
              <text:p text:style-name="P4">Reaction</text:p>
            </table:table-cell>
            <table:table-cell table:style-name="Таблица1.A1" table:number-rows-spanned="2" office:value-type="string">
              <text:p text:style-name="P6"><text:span text:style-name="T5">∆</text:span>E, <text:span text:style-name="T12">kJ/mol</text:span></text:p>
            </table:table-cell>
            <table:table-cell table:style-name="Таблица1.A1" table:number-rows-spanned="2" office:value-type="string">
              <text:p text:style-name="P6"><text:span text:style-name="T5">∆</text:span>G, <text:span text:style-name="T12">kJ/mol</text:span></text:p>
            </table:table-cell>
            <table:table-cell table:style-name="Таблица1.A1" table:number-columns-spanned="2" office:value-type="string">
              <text:p text:style-name="P6">LUMO, <text:span text:style-name="T11">Eh</text:span></text:p>
            </table:table-cell>
            <table:covered-table-cell/>
            <table:table-cell table:style-name="Таблица1.A1" table:number-columns-spanned="2" office:value-type="string">
              <text:p text:style-name="P6">Ring Deviation <text:span text:style-name="T6">*, </text:span><text:span text:style-name="T7">Å</text:span></text:p>
            </table:table-cell>
            <table:covered-table-cell/>
            <table:table-cell table:style-name="Таблица1.A1" table:number-columns-spanned="2" office:value-type="string">
              <text:p text:style-name="P4">Angle C-N-N</text:p>
            </table:table-cell>
            <table:covered-table-cell/>
            <table:table-cell table:style-name="Таблица1.A1" table:number-columns-spanned="2" office:value-type="string">
              <text:p text:style-name="P6">Dist. C-N<text:span text:style-name="T13">, </text:span><text:span text:style-name="T7">Å</text:span></text:p>
            </table:table-cell>
            <table:covered-table-cell/>
            <table:table-cell table:style-name="Таблица1.M1" table:number-columns-spanned="2" office:value-type="string">
              <text:p text:style-name="P6">Dist. N-N<text:span text:style-name="T13">, </text:span><text:span text:style-name="T7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E2" office:value-type="string">
              <text:p text:style-name="P5">(T)</text:p>
            </table:table-cell>
            <table:table-cell table:style-name="Таблица1.E2" office:value-type="string">
              <text:p text:style-name="P5">(S)</text:p>
            </table:table-cell>
            <table:table-cell table:style-name="Таблица1.N2" office:value-type="string">
              <text:p text:style-name="P5">(T)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8">1</text:p>
          </table:table-cell>
          <table:table-cell table:style-name="Таблица1.E2" office:value-type="string">
            <text:p text:style-name="P9">CH<text:span text:style-name="T1">3</text:span>-N<text:span text:style-name="T1">2</text:span><text:span text:style-name="T2">+</text:span>(S) = CH<text:span text:style-name="T1">3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75.77</text:p>
          </table:table-cell>
          <table:table-cell table:style-name="Таблица1.E2" office:value-type="string">
            <text:p text:style-name="P10">453.78</text:p>
          </table:table-cell>
          <table:table-cell table:style-name="Таблица1.E2" office:value-type="string">
            <text:p text:style-name="P11">-0.326390</text:p>
          </table:table-cell>
          <table:table-cell table:style-name="Таблица1.E2" office:value-type="string">
            <text:p text:style-name="P11">-0.54132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7</text:p>
          </table:table-cell>
          <table:table-cell table:style-name="Таблица1.E2" office:value-type="string">
            <text:p text:style-name="P11">1.4558</text:p>
          </table:table-cell>
          <table:table-cell table:style-name="Таблица1.E2" office:value-type="string">
            <text:p text:style-name="P11">1.3932</text:p>
          </table:table-cell>
          <table:table-cell table:style-name="Таблица1.E2" office:value-type="string">
            <text:p text:style-name="P12">1.1029</text:p>
          </table:table-cell>
          <table:table-cell table:style-name="Таблица1.N2" office:value-type="string">
            <text:p text:style-name="P12">1.2321</text:p>
          </table:table-cell>
        </table:table-row>
        <table:table-row>
          <table:table-cell table:style-name="Таблица1.E2" office:value-type="string">
            <text:p text:style-name="P8">2</text:p>
          </table:table-cell>
          <table:table-cell table:style-name="Таблица1.E2" office:value-type="string">
            <text:p text:style-name="P9">C<text:span text:style-name="T1">2</text:span>H<text:span text:style-name="T1">5</text:span>-N<text:span text:style-name="T1">2</text:span><text:span text:style-name="T2">+</text:span>(S) = C<text:span text:style-name="T1">2</text:span>H<text:span text:style-name="T1">5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38.59</text:p>
          </table:table-cell>
          <table:table-cell table:style-name="Таблица1.E2" office:value-type="string">
            <text:p text:style-name="P10">408.62</text:p>
          </table:table-cell>
          <table:table-cell table:style-name="Таблица1.E2" office:value-type="string">
            <text:p text:style-name="P11">-0.309530</text:p>
          </table:table-cell>
          <table:table-cell table:style-name="Таблица1.E2" office:value-type="string">
            <text:p text:style-name="P11">-0.50061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1">1.4893</text:p>
          </table:table-cell>
          <table:table-cell table:style-name="Таблица1.E2" office:value-type="string">
            <text:p text:style-name="P11">1.4161</text:p>
          </table:table-cell>
          <table:table-cell table:style-name="Таблица1.E2" office:value-type="string">
            <text:p text:style-name="P12">1.1032</text:p>
          </table:table-cell>
          <table:table-cell table:style-name="Таблица1.N2" office:value-type="string">
            <text:p text:style-name="P12">1.2098</text:p>
          </table:table-cell>
        </table:table-row>
        <table:table-row table:style-name="Таблица1.3">
          <table:table-cell table:style-name="Таблица1.E2" office:value-type="string">
            <text:p text:style-name="P8">3</text:p>
          </table:table-cell>
          <table:table-cell table:style-name="Таблица1.E2" office:value-type="string">
            <text:p text:style-name="P9">1-CH<text:span text:style-name="T1">3</text:span>-C<text:span text:style-name="T1">2</text:span>H<text:span text:style-name="T1">4</text:span>-N<text:span text:style-name="T1">2</text:span><text:span text:style-name="T2">+</text:span>(S) = 1-CH<text:span text:style-name="T1">3</text:span>-C<text:span text:style-name="T1">2</text:span>H<text:span text:style-name="T1">4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06.37</text:p>
          </table:table-cell>
          <table:table-cell table:style-name="Таблица1.E2" office:value-type="string">
            <text:p text:style-name="P10">384.37</text:p>
          </table:table-cell>
          <table:table-cell table:style-name="Таблица1.E2" office:value-type="string">
            <text:p text:style-name="P11">-0.293210</text:p>
          </table:table-cell>
          <table:table-cell table:style-name="Таблица1.E2" office:value-type="string">
            <text:p text:style-name="P11">-0.44350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1">1.5442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E2" office:value-type="string">
            <text:p text:style-name="P12">1.1033</text:p>
          </table:table-cell>
          <table:table-cell table:style-name="Таблица1.N2" office:value-type="string">
            <text:p text:style-name="P12">1.1949</text:p>
          </table:table-cell>
        </table:table-row>
        <table:table-row>
          <table:table-cell table:style-name="Таблица1.E2" office:value-type="string">
            <text:p text:style-name="P8">4</text:p>
          </table:table-cell>
          <table:table-cell table:style-name="Таблица1.E2" office:value-type="string">
            <text:p text:style-name="P9">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S) = 1,1-(CH<text:span text:style-name="T1">3</text:span>)<text:span text:style-name="T1">2</text:span>-C<text:span text:style-name="T1">2</text:span>H<text:span text:style-name="T1">3</text:span>-N<text:span text:style-name="T1">2</text:span><text:span text:style-name="T2">+</text:span>(T)</text:p>
          </table:table-cell>
          <table:table-cell table:style-name="Таблица1.E2" office:value-type="string">
            <text:p text:style-name="P10">452.46</text:p>
          </table:table-cell>
          <table:table-cell table:style-name="Таблица1.E2" office:value-type="string">
            <text:p text:style-name="P10">468.05</text:p>
          </table:table-cell>
          <table:table-cell table:style-name="Таблица1.E2" office:value-type="string">
            <text:p text:style-name="P11">-0.314080</text:p>
          </table:table-cell>
          <table:table-cell table:style-name="Таблица1.E2" office:value-type="string">
            <text:p text:style-name="P11">-0.415860</text:p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10"/>
          </table:table-cell>
          <table:table-cell table:style-name="Таблица1.E2" office:value-type="string">
            <text:p text:style-name="P7">Break</text:p>
          </table:table-cell>
          <table:table-cell table:style-name="Таблица1.E2" office:value-type="string">
            <text:p text:style-name="P10">121</text:p>
          </table:table-cell>
          <table:table-cell table:style-name="Таблица1.E2" office:value-type="string">
            <text:p text:style-name="P7">Break</text:p>
          </table:table-cell>
          <table:table-cell table:style-name="Таблица1.E2" office:value-type="string">
            <text:p text:style-name="P10">1.4623</text:p>
          </table:table-cell>
          <table:table-cell table:style-name="Таблица1.E2" office:value-type="string">
            <text:p text:style-name="P7">Break</text:p>
          </table:table-cell>
          <table:table-cell table:style-name="Таблица1.N2" office:value-type="string">
            <text:p text:style-name="P10">1.1881</text:p>
          </table:table-cell>
        </table:table-row>
        <table:table-row table:style-name="Таблица1.3">
          <table:table-cell table:style-name="Таблица1.E2" office:value-type="string">
            <text:p text:style-name="P8">5</text:p>
          </table:table-cell>
          <table:table-cell table:style-name="Таблица1.E2" office:value-type="string">
            <text:p text:style-name="P9">Pyridine-2-N<text:span text:style-name="T1">2</text:span><text:span text:style-name="T2">+</text:span>(S) = Pyridine-2-N<text:span text:style-name="T1">2</text:span><text:span text:style-name="T2">+</text:span>(T)</text:p>
          </table:table-cell>
          <table:table-cell table:style-name="Таблица1.E2" office:value-type="string">
            <text:p text:style-name="P10">253.68</text:p>
          </table:table-cell>
          <table:table-cell table:style-name="Таблица1.E2" office:value-type="string">
            <text:p text:style-name="P10">236.77</text:p>
          </table:table-cell>
          <table:table-cell table:style-name="Таблица1.E2" office:value-type="string">
            <text:p text:style-name="P11">-0.312160</text:p>
          </table:table-cell>
          <table:table-cell table:style-name="Таблица1.E2" office:value-type="string">
            <text:p text:style-name="P11">-0.41125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228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37</text:p>
          </table:table-cell>
          <table:table-cell table:style-name="Таблица1.E2" office:value-type="string">
            <text:p text:style-name="P11">1.4249</text:p>
          </table:table-cell>
          <table:table-cell table:style-name="Таблица1.E2" office:value-type="string">
            <text:p text:style-name="P11">1.4089</text:p>
          </table:table-cell>
          <table:table-cell table:style-name="Таблица1.E2" office:value-type="string">
            <text:p text:style-name="P12">1.1090</text:p>
          </table:table-cell>
          <table:table-cell table:style-name="Таблица1.N2" office:value-type="string">
            <text:p text:style-name="P12">1.1708</text:p>
          </table:table-cell>
        </table:table-row>
        <table:table-row>
          <table:table-cell table:style-name="Таблица1.E2" office:value-type="string">
            <text:p text:style-name="P8">6</text:p>
          </table:table-cell>
          <table:table-cell table:style-name="Таблица1.E2" office:value-type="string">
            <text:p text:style-name="P9">Pyridine-3-N<text:span text:style-name="T1">2</text:span><text:span text:style-name="T2">+</text:span>(S) = Pyridine-3-N<text:span text:style-name="T1">2</text:span><text:span text:style-name="T2">+</text:span>(T)</text:p>
          </table:table-cell>
          <table:table-cell table:style-name="Таблица1.E2" office:value-type="string">
            <text:p text:style-name="P10">235.64</text:p>
          </table:table-cell>
          <table:table-cell table:style-name="Таблица1.E2" office:value-type="string">
            <text:p text:style-name="P10">220.73</text:p>
          </table:table-cell>
          <table:table-cell table:style-name="Таблица1.E2" office:value-type="string">
            <text:p text:style-name="P11">-0.314260</text:p>
          </table:table-cell>
          <table:table-cell table:style-name="Таблица1.E2" office:value-type="string">
            <text:p text:style-name="P11">-0.412520</text:p>
          </table:table-cell>
          <table:table-cell table:style-name="Таблица1.E2" office:value-type="string">
            <text:p text:style-name="P12">0.0007</text:p>
          </table:table-cell>
          <table:table-cell table:style-name="Таблица1.E2" office:value-type="string">
            <text:p text:style-name="P12">0.1537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788</text:p>
          </table:table-cell>
          <table:table-cell table:style-name="Таблица1.E2" office:value-type="string">
            <text:p text:style-name="P12">1.4357</text:p>
          </table:table-cell>
          <table:table-cell table:style-name="Таблица1.E2" office:value-type="string">
            <text:p text:style-name="P12">1.1145</text:p>
          </table:table-cell>
          <table:table-cell table:style-name="Таблица1.N2" office:value-type="string">
            <text:p text:style-name="P12">1.1854</text:p>
          </table:table-cell>
        </table:table-row>
        <table:table-row table:style-name="Таблица1.3">
          <table:table-cell table:style-name="Таблица1.E2" office:value-type="string">
            <text:p text:style-name="P8">7</text:p>
          </table:table-cell>
          <table:table-cell table:style-name="Таблица1.E2" office:value-type="string">
            <text:p text:style-name="P9">Pyridine-4-N<text:span text:style-name="T1">2</text:span><text:span text:style-name="T2">+</text:span>(S) = Pyridine-4-N<text:span text:style-name="T1">2</text:span><text:span text:style-name="T2">+</text:span>(T)</text:p>
          </table:table-cell>
          <table:table-cell table:style-name="Таблица1.E2" office:value-type="string">
            <text:p text:style-name="P10">198.71</text:p>
          </table:table-cell>
          <table:table-cell table:style-name="Таблица1.E2" office:value-type="string">
            <text:p text:style-name="P10">186.29</text:p>
          </table:table-cell>
          <table:table-cell table:style-name="Таблица1.E2" office:value-type="string">
            <text:p text:style-name="P11">-0.324880</text:p>
          </table:table-cell>
          <table:table-cell table:style-name="Таблица1.E2" office:value-type="string">
            <text:p text:style-name="P11">-0.385000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961</text:p>
          </table:table-cell>
          <table:table-cell table:style-name="Таблица1.E2" office:value-type="string">
            <text:p text:style-name="P11">1.3407</text:p>
          </table:table-cell>
          <table:table-cell table:style-name="Таблица1.E2" office:value-type="string">
            <text:p text:style-name="P12">1.1108</text:p>
          </table:table-cell>
          <table:table-cell table:style-name="Таблица1.N2" office:value-type="string">
            <text:p text:style-name="P12">1.1406</text:p>
          </table:table-cell>
        </table:table-row>
        <table:table-row>
          <table:table-cell table:style-name="Таблица1.E2" office:value-type="string">
            <text:p text:style-name="P8">8</text:p>
          </table:table-cell>
          <table:table-cell table:style-name="Таблица1.E2" office:value-type="string">
            <text:p text:style-name="P9">Pyrazine-2-N<text:span text:style-name="T1">2</text:span><text:span text:style-name="T2">+</text:span>(S) = Pyrazine-2-N<text:span text:style-name="T1">2</text:span><text:span text:style-name="T2">+</text:span>(T)</text:p>
          </table:table-cell>
          <table:table-cell table:style-name="Таблица1.E2" office:value-type="string">
            <text:p text:style-name="P10">217.44</text:p>
          </table:table-cell>
          <table:table-cell table:style-name="Таблица1.E2" office:value-type="string">
            <text:p text:style-name="P10">202.88</text:p>
          </table:table-cell>
          <table:table-cell table:style-name="Таблица1.E2" office:value-type="string">
            <text:p text:style-name="P11">-0.328560</text:p>
          </table:table-cell>
          <table:table-cell table:style-name="Таблица1.E2" office:value-type="string">
            <text:p text:style-name="P11">-0.40291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193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66</text:p>
          </table:table-cell>
          <table:table-cell table:style-name="Таблица1.E2" office:value-type="string">
            <text:p text:style-name="P11">1.4177</text:p>
          </table:table-cell>
          <table:table-cell table:style-name="Таблица1.E2" office:value-type="string">
            <text:p text:style-name="P11">1.3487</text:p>
          </table:table-cell>
          <table:table-cell table:style-name="Таблица1.E2" office:value-type="string">
            <text:p text:style-name="P12">1.1098</text:p>
          </table:table-cell>
          <table:table-cell table:style-name="Таблица1.N2" office:value-type="string">
            <text:p text:style-name="P12">1.1446</text:p>
          </table:table-cell>
        </table:table-row>
        <table:table-row table:style-name="Таблица1.3">
          <table:table-cell table:style-name="Таблица1.E2" office:value-type="string">
            <text:p text:style-name="P8">9</text:p>
          </table:table-cell>
          <table:table-cell table:style-name="Таблица1.E2" office:value-type="string">
            <text:p text:style-name="P9">Pyrimidine-2-N<text:span text:style-name="T1">2</text:span><text:span text:style-name="T2">+</text:span>(S) = Pyrimidine-2-N<text:span text:style-name="T1">2</text:span><text:span text:style-name="T2">+</text:span>(T)</text:p>
          </table:table-cell>
          <table:table-cell table:style-name="Таблица1.E2" office:value-type="string">
            <text:p text:style-name="P10">227.72</text:p>
          </table:table-cell>
          <table:table-cell table:style-name="Таблица1.E2" office:value-type="string">
            <text:p text:style-name="P10">215.34</text:p>
          </table:table-cell>
          <table:table-cell table:style-name="Таблица1.E2" office:value-type="string">
            <text:p text:style-name="P11">-0.322520</text:p>
          </table:table-cell>
          <table:table-cell table:style-name="Таблица1.E2" office:value-type="string">
            <text:p text:style-name="P11">-0.40242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E2" office:value-type="string">
            <text:p text:style-name="P11">1.3310</text:p>
          </table:table-cell>
          <table:table-cell table:style-name="Таблица1.E2" office:value-type="string">
            <text:p text:style-name="P12">1.1050</text:p>
          </table:table-cell>
          <table:table-cell table:style-name="Таблица1.N2" office:value-type="string">
            <text:p text:style-name="P12">1.1450</text:p>
          </table:table-cell>
        </table:table-row>
        <table:table-row>
          <table:table-cell table:style-name="Таблица1.E2" office:value-type="string">
            <text:p text:style-name="P8">10</text:p>
          </table:table-cell>
          <table:table-cell table:style-name="Таблица1.E2" office:value-type="string">
            <text:p text:style-name="P9">Pyrimidine-4-N<text:span text:style-name="T1">2</text:span><text:span text:style-name="T2">+</text:span>(S) = Pyrimidine-4-N<text:span text:style-name="T1">2</text:span><text:span text:style-name="T2">+</text:span>(T)</text:p>
          </table:table-cell>
          <table:table-cell table:style-name="Таблица1.E2" office:value-type="string">
            <text:p text:style-name="P10">189.93</text:p>
          </table:table-cell>
          <table:table-cell table:style-name="Таблица1.E2" office:value-type="string">
            <text:p text:style-name="P10">181.12</text:p>
          </table:table-cell>
          <table:table-cell table:style-name="Таблица1.E2" office:value-type="string">
            <text:p text:style-name="P11">-0.335000</text:p>
          </table:table-cell>
          <table:table-cell table:style-name="Таблица1.E2" office:value-type="string">
            <text:p text:style-name="P11">-0.39663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1">1.4490</text:p>
          </table:table-cell>
          <table:table-cell table:style-name="Таблица1.E2" office:value-type="string">
            <text:p text:style-name="P11">1.3436</text:p>
          </table:table-cell>
          <table:table-cell table:style-name="Таблица1.E2" office:value-type="string">
            <text:p text:style-name="P12">1.1064</text:p>
          </table:table-cell>
          <table:table-cell table:style-name="Таблица1.N2" office:value-type="string">
            <text:p text:style-name="P12">1.1393</text:p>
          </table:table-cell>
        </table:table-row>
        <table:table-row table:style-name="Таблица1.3">
          <table:table-cell table:style-name="Таблица1.E2" office:value-type="string">
            <text:p text:style-name="P8">11</text:p>
          </table:table-cell>
          <table:table-cell table:style-name="Таблица1.E2" office:value-type="string">
            <text:p text:style-name="P9">Pyrimidine-5-N<text:span text:style-name="T1">2</text:span><text:span text:style-name="T2">+</text:span>(S) = Pyrimidine-5-N<text:span text:style-name="T1">2</text:span><text:span text:style-name="T2">+</text:span>(T)</text:p>
          </table:table-cell>
          <table:table-cell table:style-name="Таблица1.E2" office:value-type="string">
            <text:p text:style-name="P10">208.07</text:p>
          </table:table-cell>
          <table:table-cell table:style-name="Таблица1.E2" office:value-type="string">
            <text:p text:style-name="P10">195.33</text:p>
          </table:table-cell>
          <table:table-cell table:style-name="Таблица1.E2" office:value-type="string">
            <text:p text:style-name="P11">-0.329610</text:p>
          </table:table-cell>
          <table:table-cell table:style-name="Таблица1.E2" office:value-type="string">
            <text:p text:style-name="P11">-0.3946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745</text:p>
          </table:table-cell>
          <table:table-cell table:style-name="Таблица1.E2" office:value-type="string">
            <text:p text:style-name="P11">1.3322</text:p>
          </table:table-cell>
          <table:table-cell table:style-name="Таблица1.E2" office:value-type="string">
            <text:p text:style-name="P12">1.1148</text:p>
          </table:table-cell>
          <table:table-cell table:style-name="Таблица1.N2" office:value-type="string">
            <text:p text:style-name="P12">1.1442</text:p>
          </table:table-cell>
        </table:table-row>
        <table:table-row>
          <table:table-cell table:style-name="Таблица1.E2" office:value-type="string">
            <text:p text:style-name="P8">12</text:p>
          </table:table-cell>
          <table:table-cell table:style-name="Таблица1.E2" office:value-type="string">
            <text:p text:style-name="P9">1,2,3-Triazine-4-N<text:span text:style-name="T1">2</text:span><text:span text:style-name="T2">+</text:span>(S) = 1,2,3-Triazine-4-N<text:span text:style-name="T1">2</text:span><text:span text:style-name="T2">+</text:span>(T)</text:p>
          </table:table-cell>
          <table:table-cell table:style-name="Таблица1.E2" office:value-type="string">
            <text:p text:style-name="P10">118.03</text:p>
          </table:table-cell>
          <table:table-cell table:style-name="Таблица1.E2" office:value-type="string">
            <text:p text:style-name="P10">114.82</text:p>
          </table:table-cell>
          <table:table-cell table:style-name="Таблица1.E2" office:value-type="string">
            <text:p text:style-name="P11">-0.354470</text:p>
          </table:table-cell>
          <table:table-cell table:style-name="Таблица1.E2" office:value-type="string">
            <text:p text:style-name="P11">-0.38486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176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E2" office:value-type="string">
            <text:p text:style-name="P11">1.3371</text:p>
          </table:table-cell>
          <table:table-cell table:style-name="Таблица1.E2" office:value-type="string">
            <text:p text:style-name="P12">1.1073</text:p>
          </table:table-cell>
          <table:table-cell table:style-name="Таблица1.N2" office:value-type="string">
            <text:p text:style-name="P12">1.1375</text:p>
          </table:table-cell>
        </table:table-row>
        <table:table-row table:style-name="Таблица1.3">
          <table:table-cell table:style-name="Таблица1.E2" office:value-type="string">
            <text:p text:style-name="P8">13</text:p>
          </table:table-cell>
          <table:table-cell table:style-name="Таблица1.E2" office:value-type="string">
            <text:p text:style-name="P9">1,2,3-Triazine-5-N<text:span text:style-name="T1">2</text:span><text:span text:style-name="T2">+</text:span>(S) = 1,2,3-Triazine-5-N<text:span text:style-name="T1">2</text:span><text:span text:style-name="T2">+</text:span>(T)</text:p>
          </table:table-cell>
          <table:table-cell table:style-name="Таблица1.E2" office:value-type="string">
            <text:p text:style-name="P10">110.01</text:p>
          </table:table-cell>
          <table:table-cell table:style-name="Таблица1.E2" office:value-type="string">
            <text:p text:style-name="P10">106.43</text:p>
          </table:table-cell>
          <table:table-cell table:style-name="Таблица1.E2" office:value-type="string">
            <text:p text:style-name="P11">-0.360700</text:p>
          </table:table-cell>
          <table:table-cell table:style-name="Таблица1.E2" office:value-type="string">
            <text:p text:style-name="P11">-0.38216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E2" office:value-type="string">
            <text:p text:style-name="P11">1.3371</text:p>
          </table:table-cell>
          <table:table-cell table:style-name="Таблица1.E2" office:value-type="string">
            <text:p text:style-name="P12">1.1125</text:p>
          </table:table-cell>
          <table:table-cell table:style-name="Таблица1.N2" office:value-type="string">
            <text:p text:style-name="P12">1.1352</text:p>
          </table:table-cell>
        </table:table-row>
        <table:table-row>
          <table:table-cell table:style-name="Таблица1.E2" office:value-type="string">
            <text:p text:style-name="P8">14</text:p>
          </table:table-cell>
          <table:table-cell table:style-name="Таблица1.E2" office:value-type="string">
            <text:p text:style-name="P9">1,2,4-Triazine-3-N<text:span text:style-name="T1">2</text:span><text:span text:style-name="T2">+</text:span>(S) = 1,2,4-Triazine-3-N<text:span text:style-name="T1">2</text:span><text:span text:style-name="T2">+</text:span>(T)</text:p>
          </table:table-cell>
          <table:table-cell table:style-name="Таблица1.E2" office:value-type="string">
            <text:p text:style-name="P10">137.11</text:p>
          </table:table-cell>
          <table:table-cell table:style-name="Таблица1.E2" office:value-type="string">
            <text:p text:style-name="P10">129.96</text:p>
          </table:table-cell>
          <table:table-cell table:style-name="Таблица1.E2" office:value-type="string">
            <text:p text:style-name="P11">-0.342270</text:p>
          </table:table-cell>
          <table:table-cell table:style-name="Таблица1.E2" office:value-type="string">
            <text:p text:style-name="P11">-0.38759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009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584</text:p>
          </table:table-cell>
          <table:table-cell table:style-name="Таблица1.E2" office:value-type="string">
            <text:p text:style-name="P11">1.3332</text:p>
          </table:table-cell>
          <table:table-cell table:style-name="Таблица1.E2" office:value-type="string">
            <text:p text:style-name="P12">1.1051</text:p>
          </table:table-cell>
          <table:table-cell table:style-name="Таблица1.N2" office:value-type="string">
            <text:p text:style-name="P12">1.1403</text:p>
          </table:table-cell>
        </table:table-row>
        <table:table-row table:style-name="Таблица1.3">
          <table:table-cell table:style-name="Таблица1.E2" office:value-type="string">
            <text:p text:style-name="P8">15</text:p>
          </table:table-cell>
          <table:table-cell table:style-name="Таблица1.E2" office:value-type="string">
            <text:p text:style-name="P9">1,2,4-Triazine-5-N<text:span text:style-name="T1">2</text:span><text:span text:style-name="T2">+</text:span>(S) = 1,2,4-Triazine-5-N<text:span text:style-name="T1">2</text:span><text:span text:style-name="T2">+</text:span>(T)</text:p>
          </table:table-cell>
          <table:table-cell table:style-name="Таблица1.E2" office:value-type="string">
            <text:p text:style-name="P10">94.75</text:p>
          </table:table-cell>
          <table:table-cell table:style-name="Таблица1.E2" office:value-type="string">
            <text:p text:style-name="P10">92.06</text:p>
          </table:table-cell>
          <table:table-cell table:style-name="Таблица1.E2" office:value-type="string">
            <text:p text:style-name="P11">-0.355380</text:p>
          </table:table-cell>
          <table:table-cell table:style-name="Таблица1.E2" office:value-type="string">
            <text:p text:style-name="P11">-0.38259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176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4461</text:p>
          </table:table-cell>
          <table:table-cell table:style-name="Таблица1.E2" office:value-type="string">
            <text:p text:style-name="P11">1.3449</text:p>
          </table:table-cell>
          <table:table-cell table:style-name="Таблица1.E2" office:value-type="string">
            <text:p text:style-name="P12">1.1075</text:p>
          </table:table-cell>
          <table:table-cell table:style-name="Таблица1.N2" office:value-type="string">
            <text:p text:style-name="P12">1.1353</text:p>
          </table:table-cell>
        </table:table-row>
        <table:table-row>
          <table:table-cell table:style-name="Таблица1.E2" office:value-type="string">
            <text:p text:style-name="P8">16</text:p>
          </table:table-cell>
          <table:table-cell table:style-name="Таблица1.E2" office:value-type="string">
            <text:p text:style-name="P9">1,2,4-Triazine-6-N<text:span text:style-name="T1">2</text:span><text:span text:style-name="T2">+</text:span>(S) = 1,2,4-Triazine-6-N<text:span text:style-name="T1">2</text:span><text:span text:style-name="T2">+</text:span>(T)</text:p>
          </table:table-cell>
          <table:table-cell table:style-name="Таблица1.E2" office:value-type="string">
            <text:p text:style-name="P10">128.49</text:p>
          </table:table-cell>
          <table:table-cell table:style-name="Таблица1.E2" office:value-type="string">
            <text:p text:style-name="P10">121.57</text:p>
          </table:table-cell>
          <table:table-cell table:style-name="Таблица1.E2" office:value-type="string">
            <text:p text:style-name="P11">-0.348200</text:p>
          </table:table-cell>
          <table:table-cell table:style-name="Таблица1.E2" office:value-type="string">
            <text:p text:style-name="P11">-0.38758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1">1.4036</text:p>
          </table:table-cell>
          <table:table-cell table:style-name="Таблица1.E2" office:value-type="string">
            <text:p text:style-name="P11">1.3318</text:p>
          </table:table-cell>
          <table:table-cell table:style-name="Таблица1.E2" office:value-type="string">
            <text:p text:style-name="P12">1.1102</text:p>
          </table:table-cell>
          <table:table-cell table:style-name="Таблица1.N2" office:value-type="string">
            <text:p text:style-name="P12">1.1396</text:p>
          </table:table-cell>
        </table:table-row>
        <table:table-row table:style-name="Таблица1.3">
          <table:table-cell table:style-name="Таблица1.E2" office:value-type="string">
            <text:p text:style-name="P8">17</text:p>
          </table:table-cell>
          <table:table-cell table:style-name="Таблица1.E2" office:value-type="string">
            <text:p text:style-name="P9">1,3,5-Triazine-2-N<text:span text:style-name="T1">2</text:span><text:span text:style-name="T2">+</text:span>(S) = 1,3,5-Triazine-2-N<text:span text:style-name="T1">2</text:span><text:span text:style-name="T2">+</text:span>(T)</text:p>
          </table:table-cell>
          <table:table-cell table:style-name="Таблица1.E2" office:value-type="string">
            <text:p text:style-name="P10">209.32</text:p>
          </table:table-cell>
          <table:table-cell table:style-name="Таблица1.E2" office:value-type="string">
            <text:p text:style-name="P10">200.26</text:p>
          </table:table-cell>
          <table:table-cell table:style-name="Таблица1.E2" office:value-type="string">
            <text:p text:style-name="P11">-0.342070</text:p>
          </table:table-cell>
          <table:table-cell table:style-name="Таблица1.E2" office:value-type="string">
            <text:p text:style-name="P11">-0.417670</text:p>
          </table:table-cell>
          <table:table-cell table:style-name="Таблица1.E2" office:value-type="string">
            <text:p text:style-name="P10">0.0005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E2" office:value-type="string">
            <text:p text:style-name="P11">1.3517</text:p>
          </table:table-cell>
          <table:table-cell table:style-name="Таблица1.E2" office:value-type="string">
            <text:p text:style-name="P12">1.1031</text:p>
          </table:table-cell>
          <table:table-cell table:style-name="Таблица1.N2" office:value-type="string">
            <text:p text:style-name="P12">1.1343</text:p>
          </table:table-cell>
        </table:table-row>
        <table:table-row>
          <table:table-cell table:style-name="Таблица1.E2" office:value-type="string">
            <text:p text:style-name="P8">18</text:p>
          </table:table-cell>
          <table:table-cell table:style-name="Таблица1.E2" office:value-type="string">
            <text:p text:style-name="P9">N-O-Pyridine-2-N<text:span text:style-name="T1">2</text:span><text:span text:style-name="T2">+</text:span>(S) = N-O-Pyridine-2-N<text:span text:style-name="T1">2</text:span><text:span text:style-name="T2">+</text:span>(T)</text:p>
          </table:table-cell>
          <table:table-cell table:style-name="Таблица1.E2" office:value-type="string">
            <text:p text:style-name="P10">147.58</text:p>
          </table:table-cell>
          <table:table-cell table:style-name="Таблица1.E2" office:value-type="string">
            <text:p text:style-name="P10">136.10</text:p>
          </table:table-cell>
          <table:table-cell table:style-name="Таблица1.E2" office:value-type="string">
            <text:p text:style-name="P11">-0.317800</text:p>
          </table:table-cell>
          <table:table-cell table:style-name="Таблица1.E2" office:value-type="string">
            <text:p text:style-name="P11">-0.37499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18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0">179</text:p>
          </table:table-cell>
          <table:table-cell table:style-name="Таблица1.E2" office:value-type="string">
            <text:p text:style-name="P11">1.3630</text:p>
          </table:table-cell>
          <table:table-cell table:style-name="Таблица1.E2" office:value-type="string">
            <text:p text:style-name="P11">1.3324</text:p>
          </table:table-cell>
          <table:table-cell table:style-name="Таблица1.E2" office:value-type="string">
            <text:p text:style-name="P12">1.1160</text:p>
          </table:table-cell>
          <table:table-cell table:style-name="Таблица1.N2" office:value-type="string">
            <text:p text:style-name="P12">1.1449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8">19</text:p>
          </table:table-cell>
          <table:table-cell table:style-name="Таблица1.E2" office:value-type="string">
            <text:p text:style-name="P9">N-O-Pyridine-3-N<text:span text:style-name="T1">2</text:span><text:span text:style-name="T2">+</text:span>(S) = N-O-Pyridine-3-N<text:span text:style-name="T1">2</text:span><text:span text:style-name="T2">+</text:span>(T)</text:p>
          </table:table-cell>
          <table:table-cell table:style-name="Таблица1.E2" office:value-type="string">
            <text:p text:style-name="P10">126.62</text:p>
          </table:table-cell>
          <table:table-cell table:style-name="Таблица1.E2" office:value-type="string">
            <text:p text:style-name="P10">115.65</text:p>
          </table:table-cell>
          <table:table-cell table:style-name="Таблица1.E2" office:value-type="string">
            <text:p text:style-name="P11">-0.322550</text:p>
          </table:table-cell>
          <table:table-cell table:style-name="Таблица1.E2" office:value-type="string">
            <text:p text:style-name="P11">-0.369880</text:p>
          </table:table-cell>
          <table:table-cell table:style-name="Таблица1.E2" office:value-type="string">
            <text:p text:style-name="P10">0.0017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1">1.3877</text:p>
          </table:table-cell>
          <table:table-cell table:style-name="Таблица1.E2" office:value-type="string">
            <text:p text:style-name="P11">1.3399</text:p>
          </table:table-cell>
          <table:table-cell table:style-name="Таблица1.E2" office:value-type="string">
            <text:p text:style-name="P12">1.1126</text:p>
          </table:table-cell>
          <table:table-cell table:style-name="Таблица1.N2" office:value-type="string">
            <text:p text:style-name="P12">1.1441</text:p>
          </table:table-cell>
        </table:table-row>
        <table:table-row>
          <table:table-cell table:style-name="Таблица1.E2" office:value-type="string">
            <text:p text:style-name="P8">20</text:p>
          </table:table-cell>
          <table:table-cell table:style-name="Таблица1.E2" office:value-type="string">
            <text:p text:style-name="P9">N-O-Pyridine-4-N<text:span text:style-name="T1">2</text:span><text:span text:style-name="T2">+</text:span>(S) = N-O-Pyridine-4-N<text:span text:style-name="T1">2</text:span><text:span text:style-name="T2">+</text:span>(T)</text:p>
          </table:table-cell>
          <table:table-cell table:style-name="Таблица1.E2" office:value-type="string">
            <text:p text:style-name="P10">143.43</text:p>
          </table:table-cell>
          <table:table-cell table:style-name="Таблица1.E2" office:value-type="string">
            <text:p text:style-name="P10">132.07</text:p>
          </table:table-cell>
          <table:table-cell table:style-name="Таблица1.E2" office:value-type="string">
            <text:p text:style-name="P11">-0.311690</text:p>
          </table:table-cell>
          <table:table-cell table:style-name="Таблица1.E2" office:value-type="string">
            <text:p text:style-name="P11">-0.37037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E2" office:value-type="string">
            <text:p text:style-name="P11">1.3414</text:p>
          </table:table-cell>
          <table:table-cell table:style-name="Таблица1.E2" office:value-type="string">
            <text:p text:style-name="P12">1.1193</text:p>
          </table:table-cell>
          <table:table-cell table:style-name="Таблица1.N2" office:value-type="string">
            <text:p text:style-name="P12">1.1427</text:p>
          </table:table-cell>
        </table:table-row>
        <table:table-row table:style-name="Таблица1.3">
          <table:table-cell table:style-name="Таблица1.E2" office:value-type="string">
            <text:p text:style-name="P8">21</text:p>
          </table:table-cell>
          <table:table-cell table:style-name="Таблица1.E2" office:value-type="string">
            <text:p text:style-name="P9">Ph-N<text:span text:style-name="T1">2</text:span><text:span text:style-name="T2">+</text:span>(S) = Ph-N<text:span text:style-name="T1">2</text:span><text:span text:style-name="T2">+</text:span>(T)</text:p>
          </table:table-cell>
          <table:table-cell table:style-name="Таблица1.E2" office:value-type="string">
            <text:p text:style-name="P10">247.33</text:p>
          </table:table-cell>
          <table:table-cell table:style-name="Таблица1.E2" office:value-type="string">
            <text:p text:style-name="P10">228.67</text:p>
          </table:table-cell>
          <table:table-cell table:style-name="Таблица1.E2" office:value-type="string">
            <text:p text:style-name="P11">-0.300120</text:p>
          </table:table-cell>
          <table:table-cell table:style-name="Таблица1.E2" office:value-type="string">
            <text:p text:style-name="P11">-0.406100</text:p>
          </table:table-cell>
          <table:table-cell table:style-name="Таблица1.E2" office:value-type="string">
            <text:p text:style-name="P12">0.0000</text:p>
          </table:table-cell>
          <table:table-cell table:style-name="Таблица1.E2" office:value-type="string">
            <text:p text:style-name="P12">0.015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2">1.3832</text:p>
          </table:table-cell>
          <table:table-cell table:style-name="Таблица1.E2" office:value-type="string">
            <text:p text:style-name="P12">1.4093</text:p>
          </table:table-cell>
          <table:table-cell table:style-name="Таблица1.E2" office:value-type="string">
            <text:p text:style-name="P12">1.1138</text:p>
          </table:table-cell>
          <table:table-cell table:style-name="Таблица1.N2" office:value-type="string">
            <text:p text:style-name="P12">1.1914</text:p>
          </table:table-cell>
        </table:table-row>
        <table:table-row>
          <table:table-cell table:style-name="Таблица1.E2" office:value-type="string">
            <text:p text:style-name="P8">22</text:p>
          </table:table-cell>
          <table:table-cell table:style-name="Таблица1.E2" office:value-type="string">
            <text:p text:style-name="P9">4-NO<text:span text:style-name="T1">2</text:span>-Ph-N<text:span text:style-name="T1">2</text:span><text:span text:style-name="T2">+</text:span>(S) = 4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10">186.81</text:p>
          </table:table-cell>
          <table:table-cell table:style-name="Таблица1.E2" office:value-type="string">
            <text:p text:style-name="P10">178.10</text:p>
          </table:table-cell>
          <table:table-cell table:style-name="Таблица1.E2" office:value-type="string">
            <text:p text:style-name="P11">-0.324090</text:p>
          </table:table-cell>
          <table:table-cell table:style-name="Таблица1.E2" office:value-type="string">
            <text:p text:style-name="P11">-0.36356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0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E2" office:value-type="string">
            <text:p text:style-name="P12">1.1126</text:p>
          </table:table-cell>
          <table:table-cell table:style-name="Таблица1.N2" office:value-type="string">
            <text:p text:style-name="P12">1.1220</text:p>
          </table:table-cell>
        </table:table-row>
        <table:table-row table:style-name="Таблица1.3">
          <table:table-cell table:style-name="Таблица1.E2" office:value-type="string">
            <text:p text:style-name="P8">23</text:p>
          </table:table-cell>
          <table:table-cell table:style-name="Таблица1.E2" office:value-type="string">
            <text:p text:style-name="P9">4-CH<text:span text:style-name="T1">3</text:span>O-Ph-N<text:span text:style-name="T1">2</text:span><text:span text:style-name="T2">+</text:span>(S) = 4-CH<text:span text:style-name="T1">3</text:span>O-Ph-N<text:span text:style-name="T1">2</text:span><text:span text:style-name="T2">+</text:span>(T)</text:p>
          </table:table-cell>
          <table:table-cell table:style-name="Таблица1.E2" office:value-type="string">
            <text:p text:style-name="P10">189.93</text:p>
          </table:table-cell>
          <table:table-cell table:style-name="Таблица1.E2" office:value-type="string">
            <text:p text:style-name="P10">176.94</text:p>
          </table:table-cell>
          <table:table-cell table:style-name="Таблица1.E2" office:value-type="string">
            <text:p text:style-name="P11">-0.274560</text:p>
          </table:table-cell>
          <table:table-cell table:style-name="Таблица1.E2" office:value-type="string">
            <text:p text:style-name="P11">-0.36843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0204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2">1.3636</text:p>
          </table:table-cell>
          <table:table-cell table:style-name="Таблица1.E2" office:value-type="string">
            <text:p text:style-name="P12">1.4355</text:p>
          </table:table-cell>
          <table:table-cell table:style-name="Таблица1.E2" office:value-type="string">
            <text:p text:style-name="P12">1.1193</text:p>
          </table:table-cell>
          <table:table-cell table:style-name="Таблица1.N2" office:value-type="string">
            <text:p text:style-name="P12">1.1912</text:p>
          </table:table-cell>
        </table:table-row>
        <table:table-row>
          <table:table-cell table:style-name="Таблица1.E2" office:value-type="string">
            <text:p text:style-name="P8">24</text:p>
          </table:table-cell>
          <table:table-cell table:style-name="Таблица1.E2" office:value-type="string">
            <text:p text:style-name="P9">Pyrrole-2-N<text:span text:style-name="T1">2</text:span><text:span text:style-name="T2">+</text:span>(S) = Pyrrole-2-N<text:span text:style-name="T1">2</text:span><text:span text:style-name="T2">+</text:span>(T)</text:p>
          </table:table-cell>
          <table:table-cell table:style-name="Таблица1.E2" office:value-type="string">
            <text:p text:style-name="P10">168.26</text:p>
          </table:table-cell>
          <table:table-cell table:style-name="Таблица1.E2" office:value-type="string">
            <text:p text:style-name="P10">156.73</text:p>
          </table:table-cell>
          <table:table-cell table:style-name="Таблица1.E2" office:value-type="string">
            <text:p text:style-name="P11">-0.291020</text:p>
          </table:table-cell>
          <table:table-cell table:style-name="Таблица1.E2" office:value-type="string">
            <text:p text:style-name="P11">-0.387900</text:p>
          </table:table-cell>
          <table:table-cell table:style-name="Таблица1.E2" office:value-type="string">
            <text:p text:style-name="P10">0.0015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2">1.3369</text:p>
          </table:table-cell>
          <table:table-cell table:style-name="Таблица1.E2" office:value-type="string">
            <text:p text:style-name="P12">1.3955</text:p>
          </table:table-cell>
          <table:table-cell table:style-name="Таблица1.E2" office:value-type="string">
            <text:p text:style-name="P12">1.1243</text:p>
          </table:table-cell>
          <table:table-cell table:style-name="Таблица1.N2" office:value-type="string">
            <text:p text:style-name="P12">1.2021</text:p>
          </table:table-cell>
        </table:table-row>
        <table:table-row table:style-name="Таблица1.3">
          <table:table-cell table:style-name="Таблица1.E2" office:value-type="string">
            <text:p text:style-name="P8">25</text:p>
          </table:table-cell>
          <table:table-cell table:style-name="Таблица1.E2" office:value-type="string">
            <text:p text:style-name="P9">Pyrrole-3-N<text:span text:style-name="T1">2</text:span><text:span text:style-name="T2">+</text:span>(S) = Pyrrole-3-N<text:span text:style-name="T1">2</text:span><text:span text:style-name="T2">+</text:span>(T)</text:p>
          </table:table-cell>
          <table:table-cell table:style-name="Таблица1.E2" office:value-type="string">
            <text:p text:style-name="P10">204.76</text:p>
          </table:table-cell>
          <table:table-cell table:style-name="Таблица1.E2" office:value-type="string">
            <text:p text:style-name="P10">190.35</text:p>
          </table:table-cell>
          <table:table-cell table:style-name="Таблица1.E2" office:value-type="string">
            <text:p text:style-name="P11">-0.282580</text:p>
          </table:table-cell>
          <table:table-cell table:style-name="Таблица1.E2" office:value-type="string">
            <text:p text:style-name="P11">-0.388090</text:p>
          </table:table-cell>
          <table:table-cell table:style-name="Таблица1.E2" office:value-type="string">
            <text:p text:style-name="P10">0.0006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2</text:p>
          </table:table-cell>
          <table:table-cell table:style-name="Таблица1.E2" office:value-type="string">
            <text:p text:style-name="P12">1.3494</text:p>
          </table:table-cell>
          <table:table-cell table:style-name="Таблица1.E2" office:value-type="string">
            <text:p text:style-name="P12">1.4209</text:p>
          </table:table-cell>
          <table:table-cell table:style-name="Таблица1.E2" office:value-type="string">
            <text:p text:style-name="P12">1.1179</text:p>
          </table:table-cell>
          <table:table-cell table:style-name="Таблица1.N2" office:value-type="string">
            <text:p text:style-name="P12">1.1929</text:p>
          </table:table-cell>
        </table:table-row>
        <table:table-row>
          <table:table-cell table:style-name="Таблица1.E2" office:value-type="string">
            <text:p text:style-name="P8">26</text:p>
          </table:table-cell>
          <table:table-cell table:style-name="Таблица1.E2" office:value-type="string">
            <text:p text:style-name="P9">Pyrazole-3-N<text:span text:style-name="T1">2</text:span><text:span text:style-name="T2">+</text:span>(S) = Pyrazole-3-N<text:span text:style-name="T1">2</text:span><text:span text:style-name="T2">+</text:span>(T)</text:p>
          </table:table-cell>
          <table:table-cell table:style-name="Таблица1.E2" office:value-type="string">
            <text:p text:style-name="P10">255.75</text:p>
          </table:table-cell>
          <table:table-cell table:style-name="Таблица1.E2" office:value-type="string">
            <text:p text:style-name="P10">241.26</text:p>
          </table:table-cell>
          <table:table-cell table:style-name="Таблица1.E2" office:value-type="string">
            <text:p text:style-name="P11">-0.308180</text:p>
          </table:table-cell>
          <table:table-cell table:style-name="Таблица1.E2" office:value-type="string">
            <text:p text:style-name="P11">-0.42246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0167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684</text:p>
          </table:table-cell>
          <table:table-cell table:style-name="Таблица1.E2" office:value-type="string">
            <text:p text:style-name="P12">1.3913</text:p>
          </table:table-cell>
          <table:table-cell table:style-name="Таблица1.E2" office:value-type="string">
            <text:p text:style-name="P12">1.1129</text:p>
          </table:table-cell>
          <table:table-cell table:style-name="Таблица1.N2" office:value-type="string">
            <text:p text:style-name="P12">1.1991</text:p>
          </table:table-cell>
        </table:table-row>
        <table:table-row table:style-name="Таблица1.3">
          <table:table-cell table:style-name="Таблица1.E2" office:value-type="string">
            <text:p text:style-name="P8">27</text:p>
          </table:table-cell>
          <table:table-cell table:style-name="Таблица1.E2" office:value-type="string">
            <text:p text:style-name="P9">Pyrazole-4-N<text:span text:style-name="T1">2</text:span><text:span text:style-name="T2">+</text:span>(S) = Pyrazole-4-N<text:span text:style-name="T1">2</text:span><text:span text:style-name="T2">+</text:span>(T)</text:p>
          </table:table-cell>
          <table:table-cell table:style-name="Таблица1.E2" office:value-type="string">
            <text:p text:style-name="P10">249.59</text:p>
          </table:table-cell>
          <table:table-cell table:style-name="Таблица1.E2" office:value-type="string">
            <text:p text:style-name="P10">233.61</text:p>
          </table:table-cell>
          <table:table-cell table:style-name="Таблица1.E2" office:value-type="string">
            <text:p text:style-name="P11">-0.300790</text:p>
          </table:table-cell>
          <table:table-cell table:style-name="Таблица1.E2" office:value-type="string">
            <text:p text:style-name="P11">-0.42135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493</text:p>
          </table:table-cell>
          <table:table-cell table:style-name="Таблица1.E2" office:value-type="string">
            <text:p text:style-name="P12">1.3881</text:p>
          </table:table-cell>
          <table:table-cell table:style-name="Таблица1.E2" office:value-type="string">
            <text:p text:style-name="P12">1.1171</text:p>
          </table:table-cell>
          <table:table-cell table:style-name="Таблица1.N2" office:value-type="string">
            <text:p text:style-name="P12">1.2077</text:p>
          </table:table-cell>
        </table:table-row>
        <table:table-row>
          <table:table-cell table:style-name="Таблица1.E2" office:value-type="string">
            <text:p text:style-name="P8">28</text:p>
          </table:table-cell>
          <table:table-cell table:style-name="Таблица1.E2" office:value-type="string">
            <text:p text:style-name="P9">Pyrazole-5-N<text:span text:style-name="T1">2</text:span><text:span text:style-name="T2">+</text:span>(S) = Pyrazole-5-N<text:span text:style-name="T1">2</text:span><text:span text:style-name="T2">+</text:span>(T)</text:p>
          </table:table-cell>
          <table:table-cell table:style-name="Таблица1.E2" office:value-type="string">
            <text:p text:style-name="P10">209.48</text:p>
          </table:table-cell>
          <table:table-cell table:style-name="Таблица1.E2" office:value-type="string">
            <text:p text:style-name="P10">193.66</text:p>
          </table:table-cell>
          <table:table-cell table:style-name="Таблица1.E2" office:value-type="string">
            <text:p text:style-name="P11">-0.320440</text:p>
          </table:table-cell>
          <table:table-cell table:style-name="Таблица1.E2" office:value-type="string">
            <text:p text:style-name="P11">-0.42675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486</text:p>
          </table:table-cell>
          <table:table-cell table:style-name="Таблица1.E2" office:value-type="string">
            <text:p text:style-name="P12">1.3944</text:p>
          </table:table-cell>
          <table:table-cell table:style-name="Таблица1.E2" office:value-type="string">
            <text:p text:style-name="P12">1.1191</text:p>
          </table:table-cell>
          <table:table-cell table:style-name="Таблица1.N2" office:value-type="string">
            <text:p text:style-name="P12">1.2049</text:p>
          </table:table-cell>
        </table:table-row>
        <table:table-row table:style-name="Таблица1.3">
          <table:table-cell table:style-name="Таблица1.E2" office:value-type="string">
            <text:p text:style-name="P8">29</text:p>
          </table:table-cell>
          <table:table-cell table:style-name="Таблица1.E2" office:value-type="string">
            <text:p text:style-name="P9">1,3,5-(CH<text:span text:style-name="T1">3</text:span>)<text:span text:style-name="T1">3</text:span>-Pyrazole-4-N<text:span text:style-name="T1">2</text:span><text:span text:style-name="T2">+</text:span>(S) = 1,3,5-(CH<text:span text:style-name="T1">3</text:span>)<text:span text:style-name="T1">3</text:span>-Pyrazole-4-N<text:span text:style-name="T1">2</text:span><text:span text:style-name="T2">+</text:span>(T)</text:p>
          </table:table-cell>
          <table:table-cell table:style-name="Таблица1.E2" office:value-type="string">
            <text:p text:style-name="P10">225.32</text:p>
          </table:table-cell>
          <table:table-cell table:style-name="Таблица1.E2" office:value-type="string">
            <text:p text:style-name="P10">208.78</text:p>
          </table:table-cell>
          <table:table-cell table:style-name="Таблица1.E2" office:value-type="string">
            <text:p text:style-name="P11">-0.269760</text:p>
          </table:table-cell>
          <table:table-cell table:style-name="Таблица1.E2" office:value-type="string">
            <text:p text:style-name="P11">-0.375320</text:p>
          </table:table-cell>
          <table:table-cell table:style-name="Таблица1.E2" office:value-type="string">
            <text:p text:style-name="P10">0.0001</text:p>
          </table:table-cell>
          <table:table-cell table:style-name="Таблица1.E2" office:value-type="string">
            <text:p text:style-name="P10">0.003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370</text:p>
          </table:table-cell>
          <table:table-cell table:style-name="Таблица1.E2" office:value-type="string">
            <text:p text:style-name="P12">1.4357</text:p>
          </table:table-cell>
          <table:table-cell table:style-name="Таблица1.E2" office:value-type="string">
            <text:p text:style-name="P12">1.1219</text:p>
          </table:table-cell>
          <table:table-cell table:style-name="Таблица1.N2" office:value-type="string">
            <text:p text:style-name="P12">1.1864</text:p>
          </table:table-cell>
        </table:table-row>
        <table:table-row>
          <table:table-cell table:style-name="Таблица1.E2" office:value-type="string">
            <text:p text:style-name="P8">32</text:p>
          </table:table-cell>
          <table:table-cell table:style-name="Таблица1.E2" office:value-type="string">
            <text:p text:style-name="P9">Imidazole-2-N<text:span text:style-name="T1">2</text:span><text:span text:style-name="T2">+</text:span>(S) = Imidazole-2-N<text:span text:style-name="T1">2</text:span><text:span text:style-name="T2">+</text:span>(T)</text:p>
          </table:table-cell>
          <table:table-cell table:style-name="Таблица1.E2" office:value-type="string">
            <text:p text:style-name="P10">173.76</text:p>
          </table:table-cell>
          <table:table-cell table:style-name="Таблица1.E2" office:value-type="string">
            <text:p text:style-name="P10">161.43</text:p>
          </table:table-cell>
          <table:table-cell table:style-name="Таблица1.E2" office:value-type="string">
            <text:p text:style-name="P11">-0.312960</text:p>
          </table:table-cell>
          <table:table-cell table:style-name="Таблица1.E2" office:value-type="string">
            <text:p text:style-name="P11">-0.406660</text:p>
          </table:table-cell>
          <table:table-cell table:style-name="Таблица1.E2" office:value-type="string">
            <text:p text:style-name="P10">0.0019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516</text:p>
          </table:table-cell>
          <table:table-cell table:style-name="Таблица1.E2" office:value-type="string">
            <text:p text:style-name="P12">1.3975</text:p>
          </table:table-cell>
          <table:table-cell table:style-name="Таблица1.E2" office:value-type="string">
            <text:p text:style-name="P12">1.1200</text:p>
          </table:table-cell>
          <table:table-cell table:style-name="Таблица1.N2" office:value-type="string">
            <text:p text:style-name="P12">1.2034</text:p>
          </table:table-cell>
        </table:table-row>
        <table:table-row table:style-name="Таблица1.3">
          <table:table-cell table:style-name="Таблица1.E2" office:value-type="string">
            <text:p text:style-name="P8">33</text:p>
          </table:table-cell>
          <table:table-cell table:style-name="Таблица1.E2" office:value-type="string">
            <text:p text:style-name="P9">Imidazole-4-N<text:span text:style-name="T1">2</text:span><text:span text:style-name="T2">+</text:span>(S) = Imidazole-4-N<text:span text:style-name="T1">2</text:span><text:span text:style-name="T2">+</text:span>(T)</text:p>
          </table:table-cell>
          <table:table-cell table:style-name="Таблица1.E2" office:value-type="string">
            <text:p text:style-name="P10">220.81</text:p>
          </table:table-cell>
          <table:table-cell table:style-name="Таблица1.E2" office:value-type="string">
            <text:p text:style-name="P10">206.47</text:p>
          </table:table-cell>
          <table:table-cell table:style-name="Таблица1.E2" office:value-type="string">
            <text:p text:style-name="P11">-0.299360</text:p>
          </table:table-cell>
          <table:table-cell table:style-name="Таблица1.E2" office:value-type="string">
            <text:p text:style-name="P11">-0.407200</text:p>
          </table:table-cell>
          <table:table-cell table:style-name="Таблица1.E2" office:value-type="string">
            <text:p text:style-name="P12">0.0003</text:p>
          </table:table-cell>
          <table:table-cell table:style-name="Таблица1.E2" office:value-type="string">
            <text:p text:style-name="P12">0.0119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619</text:p>
          </table:table-cell>
          <table:table-cell table:style-name="Таблица1.E2" office:value-type="string">
            <text:p text:style-name="P12">1.4083</text:p>
          </table:table-cell>
          <table:table-cell table:style-name="Таблица1.E2" office:value-type="string">
            <text:p text:style-name="P12">1.1151</text:p>
          </table:table-cell>
          <table:table-cell table:style-name="Таблица1.N2" office:value-type="string">
            <text:p text:style-name="P12">1.1963</text:p>
          </table:table-cell>
        </table:table-row>
        <table:table-row>
          <table:table-cell table:style-name="Таблица1.E2" office:value-type="string">
            <text:p text:style-name="P8">34</text:p>
          </table:table-cell>
          <table:table-cell table:style-name="Таблица1.E2" office:value-type="string">
            <text:p text:style-name="P9">Imidazole-5-N<text:span text:style-name="T1">2</text:span><text:span text:style-name="T2">+</text:span>(S) = Imidazole-5-N<text:span text:style-name="T1">2</text:span><text:span text:style-name="T2">+</text:span>(T)</text:p>
          </table:table-cell>
          <table:table-cell table:style-name="Таблица1.E2" office:value-type="string">
            <text:p text:style-name="P10">185.56</text:p>
          </table:table-cell>
          <table:table-cell table:style-name="Таблица1.E2" office:value-type="string">
            <text:p text:style-name="P10">172.73</text:p>
          </table:table-cell>
          <table:table-cell table:style-name="Таблица1.E2" office:value-type="string">
            <text:p text:style-name="P11">-0.308350</text:p>
          </table:table-cell>
          <table:table-cell table:style-name="Таблица1.E2" office:value-type="string">
            <text:p text:style-name="P11">-0.40850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387</text:p>
          </table:table-cell>
          <table:table-cell table:style-name="Таблица1.E2" office:value-type="string">
            <text:p text:style-name="P12">1.3947</text:p>
          </table:table-cell>
          <table:table-cell table:style-name="Таблица1.E2" office:value-type="string">
            <text:p text:style-name="P12">1.1225</text:p>
          </table:table-cell>
          <table:table-cell table:style-name="Таблица1.N2" office:value-type="string">
            <text:p text:style-name="P12">1.2038</text:p>
          </table:table-cell>
        </table:table-row>
        <table:table-row table:style-name="Таблица1.3">
          <table:table-cell table:style-name="Таблица1.E2" office:value-type="string">
            <text:p text:style-name="P8">35</text:p>
          </table:table-cell>
          <table:table-cell table:style-name="Таблица1.E2" office:value-type="string">
            <text:p text:style-name="P9">1H-1,2,3-Triazole-4-N<text:span text:style-name="T1">2</text:span><text:span text:style-name="T2">+</text:span>(S) = 1H-1,2,3-Triazole-4-N<text:span text:style-name="T1">2</text:span><text:span text:style-name="T2">+</text:span>(T)</text:p>
          </table:table-cell>
          <table:table-cell table:style-name="Таблица1.E2" office:value-type="string">
            <text:p text:style-name="P10">256.99</text:p>
          </table:table-cell>
          <table:table-cell table:style-name="Таблица1.E2" office:value-type="string">
            <text:p text:style-name="P10">239.10</text:p>
          </table:table-cell>
          <table:table-cell table:style-name="Таблица1.E2" office:value-type="string">
            <text:p text:style-name="P11">-0.321380</text:p>
          </table:table-cell>
          <table:table-cell table:style-name="Таблица1.E2" office:value-type="string">
            <text:p text:style-name="P11">-0.439210</text:p>
          </table:table-cell>
          <table:table-cell table:style-name="Таблица1.E2" office:value-type="string">
            <text:p text:style-name="P10">0.0013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588</text:p>
          </table:table-cell>
          <table:table-cell table:style-name="Таблица1.E2" office:value-type="string">
            <text:p text:style-name="P12">1.3841</text:p>
          </table:table-cell>
          <table:table-cell table:style-name="Таблица1.E2" office:value-type="string">
            <text:p text:style-name="P12">1.1143</text:p>
          </table:table-cell>
          <table:table-cell table:style-name="Таблица1.N2" office:value-type="string">
            <text:p text:style-name="P12">1.2080</text:p>
          </table:table-cell>
        </table:table-row>
        <table:table-row>
          <table:table-cell table:style-name="Таблица1.E2" office:value-type="string">
            <text:p text:style-name="P8">36</text:p>
          </table:table-cell>
          <table:table-cell table:style-name="Таблица1.E2" office:value-type="string">
            <text:p text:style-name="P9">1H-1,2,3-Triazole-5-N<text:span text:style-name="T1">2</text:span><text:span text:style-name="T2">+</text:span>(S) = 1H-1,2,3-Triazole-5-N<text:span text:style-name="T1">2</text:span><text:span text:style-name="T2">+</text:span>(T)</text:p>
          </table:table-cell>
          <table:table-cell table:style-name="Таблица1.E2" office:value-type="string">
            <text:p text:style-name="P10">223.58</text:p>
          </table:table-cell>
          <table:table-cell table:style-name="Таблица1.E2" office:value-type="string">
            <text:p text:style-name="P10">203.37</text:p>
          </table:table-cell>
          <table:table-cell table:style-name="Таблица1.E2" office:value-type="string">
            <text:p text:style-name="P11">-0.340350</text:p>
          </table:table-cell>
          <table:table-cell table:style-name="Таблица1.E2" office:value-type="string">
            <text:p text:style-name="P11">-0.440580</text:p>
          </table:table-cell>
          <table:table-cell table:style-name="Таблица1.E2" office:value-type="string">
            <text:p text:style-name="P12">0.0013</text:p>
          </table:table-cell>
          <table:table-cell table:style-name="Таблица1.E2" office:value-type="string">
            <text:p text:style-name="P12">0.059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2">1.3472</text:p>
          </table:table-cell>
          <table:table-cell table:style-name="Таблица1.E2" office:value-type="string">
            <text:p text:style-name="P12">1.3931</text:p>
          </table:table-cell>
          <table:table-cell table:style-name="Таблица1.E2" office:value-type="string">
            <text:p text:style-name="P12">1.1186</text:p>
          </table:table-cell>
          <table:table-cell table:style-name="Таблица1.N2" office:value-type="string">
            <text:p text:style-name="P12">1.1941</text:p>
          </table:table-cell>
        </table:table-row>
        <table:table-row table:style-name="Таблица1.3">
          <table:table-cell table:style-name="Таблица1.E2" office:value-type="string">
            <text:p text:style-name="P8">37</text:p>
          </table:table-cell>
          <table:table-cell table:style-name="Таблица1.E2" office:value-type="string">
            <text:p text:style-name="P9">1H-1,2,4-Triazole-3-N<text:span text:style-name="T1">2</text:span><text:span text:style-name="T2">+</text:span>(S) = 1H-1,2,4-Triazole-3-N<text:span text:style-name="T1">2</text:span><text:span text:style-name="T2">+</text:span>(T)</text:p>
          </table:table-cell>
          <table:table-cell table:style-name="Таблица1.E2" office:value-type="string">
            <text:p text:style-name="P10">262.64</text:p>
          </table:table-cell>
          <table:table-cell table:style-name="Таблица1.E2" office:value-type="string">
            <text:p text:style-name="P10">248.17</text:p>
          </table:table-cell>
          <table:table-cell table:style-name="Таблица1.E2" office:value-type="string">
            <text:p text:style-name="P11">-0.328560</text:p>
          </table:table-cell>
          <table:table-cell table:style-name="Таблица1.E2" office:value-type="string">
            <text:p text:style-name="P11">-0.440390</text:p>
          </table:table-cell>
          <table:table-cell table:style-name="Таблица1.E2" office:value-type="string">
            <text:p text:style-name="P12">0.0004</text:p>
          </table:table-cell>
          <table:table-cell table:style-name="Таблица1.E2" office:value-type="string">
            <text:p text:style-name="P12">0.020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6</text:p>
          </table:table-cell>
          <table:table-cell table:style-name="Таблица1.E2" office:value-type="string">
            <text:p text:style-name="P13">1.3825</text:p>
          </table:table-cell>
          <table:table-cell table:style-name="Таблица1.E2" office:value-type="string">
            <text:p text:style-name="P13">1.3858</text:p>
          </table:table-cell>
          <table:table-cell table:style-name="Таблица1.E2" office:value-type="string">
            <text:p text:style-name="P12">1.1101</text:p>
          </table:table-cell>
          <table:table-cell table:style-name="Таблица1.N2" office:value-type="string">
            <text:p text:style-name="P12">1.1955</text:p>
          </table:table-cell>
        </table:table-row>
        <table:table-row>
          <table:table-cell table:style-name="Таблица1.E2" office:value-type="string">
            <text:p text:style-name="P8">38</text:p>
          </table:table-cell>
          <table:table-cell table:style-name="Таблица1.E2" office:value-type="string">
            <text:p text:style-name="P9">1H-1,2,4-Triazole-5-N<text:span text:style-name="T1">2</text:span><text:span text:style-name="T2">+</text:span>(S) = 1H-1,2,4-Triazole-5-N<text:span text:style-name="T1">2</text:span><text:span text:style-name="T2">+</text:span>(T)</text:p>
          </table:table-cell>
          <table:table-cell table:style-name="Таблица1.E2" office:value-type="string">
            <text:p text:style-name="P10">217.05</text:p>
          </table:table-cell>
          <table:table-cell table:style-name="Таблица1.E2" office:value-type="string">
            <text:p text:style-name="P10">201.80</text:p>
          </table:table-cell>
          <table:table-cell table:style-name="Таблица1.E2" office:value-type="string">
            <text:p text:style-name="P11">-0.344420</text:p>
          </table:table-cell>
          <table:table-cell table:style-name="Таблица1.E2" office:value-type="string">
            <text:p text:style-name="P11">-0.44648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654</text:p>
          </table:table-cell>
          <table:table-cell table:style-name="Таблица1.E2" office:value-type="string">
            <text:p text:style-name="P12">1.3926</text:p>
          </table:table-cell>
          <table:table-cell table:style-name="Таблица1.E2" office:value-type="string">
            <text:p text:style-name="P12">1.1151</text:p>
          </table:table-cell>
          <table:table-cell table:style-name="Таблица1.N2" office:value-type="string">
            <text:p text:style-name="P12">1.2063</text:p>
          </table:table-cell>
        </table:table-row>
        <table:table-row table:style-name="Таблица1.3">
          <table:table-cell table:style-name="Таблица1.E2" office:value-type="string">
            <text:p text:style-name="P8">39</text:p>
          </table:table-cell>
          <table:table-cell table:style-name="Таблица1.E2" office:value-type="string">
            <text:p text:style-name="P9">2H-1,2,3-Triazole-4-N<text:span text:style-name="T1">2</text:span><text:span text:style-name="T2">+</text:span>(S) = 2H-1,2,3-Triazole-4-N<text:span text:style-name="T1">2</text:span><text:span text:style-name="T2">+</text:span>(T)</text:p>
          </table:table-cell>
          <table:table-cell table:style-name="Таблица1.E2" office:value-type="string">
            <text:p text:style-name="P10">330.77</text:p>
          </table:table-cell>
          <table:table-cell table:style-name="Таблица1.E2" office:value-type="string">
            <text:p text:style-name="P10">314.00</text:p>
          </table:table-cell>
          <table:table-cell table:style-name="Таблица1.E2" office:value-type="string">
            <text:p text:style-name="P11">-0.327940</text:p>
          </table:table-cell>
          <table:table-cell table:style-name="Таблица1.E2" office:value-type="string">
            <text:p text:style-name="P11">-0.429380</text:p>
          </table:table-cell>
          <table:table-cell table:style-name="Таблица1.E2" office:value-type="string">
            <text:p text:style-name="P12">0.0011</text:p>
          </table:table-cell>
          <table:table-cell table:style-name="Таблица1.E2" office:value-type="string">
            <text:p text:style-name="P12">0.4585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0">178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E2" office:value-type="string">
            <text:p text:style-name="P11">1.3256</text:p>
          </table:table-cell>
          <table:table-cell table:style-name="Таблица1.E2" office:value-type="string">
            <text:p text:style-name="P12">1.1130</text:p>
          </table:table-cell>
          <table:table-cell table:style-name="Таблица1.N2" office:value-type="string">
            <text:p text:style-name="P12">1.1393</text:p>
          </table:table-cell>
        </table:table-row>
        <table:table-row>
          <table:table-cell table:style-name="Таблица1.E2" office:value-type="string">
            <text:p text:style-name="P8">40</text:p>
          </table:table-cell>
          <table:table-cell table:style-name="Таблица1.E2" office:value-type="string">
            <text:p text:style-name="P9">4H-1,2,4-Triazole-3-N<text:span text:style-name="T1">2</text:span><text:span text:style-name="T2">+</text:span>(S) = 4H-1,2,4-Triazole-3-N<text:span text:style-name="T1">2</text:span><text:span text:style-name="T2">+</text:span>(T)</text:p>
          </table:table-cell>
          <table:table-cell table:style-name="Таблица1.E2" office:value-type="string">
            <text:p text:style-name="P10">212.44</text:p>
          </table:table-cell>
          <table:table-cell table:style-name="Таблица1.E2" office:value-type="string">
            <text:p text:style-name="P10">198.14</text:p>
          </table:table-cell>
          <table:table-cell table:style-name="Таблица1.E2" office:value-type="string">
            <text:p text:style-name="P11">-0.337800</text:p>
          </table:table-cell>
          <table:table-cell table:style-name="Таблица1.E2" office:value-type="string">
            <text:p text:style-name="P11">-0.439450</text:p>
          </table:table-cell>
          <table:table-cell table:style-name="Таблица1.E2" office:value-type="string">
            <text:p text:style-name="P12">0.0021</text:p>
          </table:table-cell>
          <table:table-cell table:style-name="Таблица1.E2" office:value-type="string">
            <text:p text:style-name="P12">0.0399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551</text:p>
          </table:table-cell>
          <table:table-cell table:style-name="Таблица1.E2" office:value-type="string">
            <text:p text:style-name="P12">1.3841</text:p>
          </table:table-cell>
          <table:table-cell table:style-name="Таблица1.E2" office:value-type="string">
            <text:p text:style-name="P12">1.1173</text:p>
          </table:table-cell>
          <table:table-cell table:style-name="Таблица1.N2" office:value-type="string">
            <text:p text:style-name="P12">1.2062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8">41</text:p>
          </table:table-cell>
          <table:table-cell table:style-name="Таблица1.E2" office:value-type="string">
            <text:p text:style-name="P9">Tetrazole-5-N<text:span text:style-name="T1">2</text:span><text:span text:style-name="T2">+</text:span>(S) = Tetrazole-5-N<text:span text:style-name="T1">2</text:span><text:span text:style-name="T2">+</text:span>(T)</text:p>
          </table:table-cell>
          <table:table-cell table:style-name="Таблица1.E2" office:value-type="string">
            <text:p text:style-name="P10">251.40</text:p>
          </table:table-cell>
          <table:table-cell table:style-name="Таблица1.E2" office:value-type="string">
            <text:p text:style-name="P10">232.09</text:p>
          </table:table-cell>
          <table:table-cell table:style-name="Таблица1.E2" office:value-type="string">
            <text:p text:style-name="P11">-0.368930</text:p>
          </table:table-cell>
          <table:table-cell table:style-name="Таблица1.E2" office:value-type="string">
            <text:p text:style-name="P11">-0.473020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21</text:p>
          </table:table-cell>
          <table:table-cell table:style-name="Таблица1.E2" office:value-type="string">
            <text:p text:style-name="P12">1.3642</text:p>
          </table:table-cell>
          <table:table-cell table:style-name="Таблица1.E2" office:value-type="string">
            <text:p text:style-name="P12">1.3767</text:p>
          </table:table-cell>
          <table:table-cell table:style-name="Таблица1.E2" office:value-type="string">
            <text:p text:style-name="P12">1.1139</text:p>
          </table:table-cell>
          <table:table-cell table:style-name="Таблица1.N2" office:value-type="string">
            <text:p text:style-name="P12">1.2129</text:p>
          </table:table-cell>
        </table:table-row>
        <table:table-row>
          <table:table-cell table:style-name="Таблица1.E2" office:value-type="string">
            <text:p text:style-name="P8">42</text:p>
          </table:table-cell>
          <table:table-cell table:style-name="Таблица1.E2" office:value-type="string">
            <text:p text:style-name="P9">Furan-2-N<text:span text:style-name="T1">2</text:span><text:span text:style-name="T2">+</text:span>(S) = Furan-2-N<text:span text:style-name="T1">2</text:span><text:span text:style-name="T2">+</text:span>(T)</text:p>
          </table:table-cell>
          <table:table-cell table:style-name="Таблица1.E2" office:value-type="string">
            <text:p text:style-name="P10">184.79</text:p>
          </table:table-cell>
          <table:table-cell table:style-name="Таблица1.E2" office:value-type="string">
            <text:p text:style-name="P10">172.42</text:p>
          </table:table-cell>
          <table:table-cell table:style-name="Таблица1.E2" office:value-type="string">
            <text:p text:style-name="P11">-0.312500</text:p>
          </table:table-cell>
          <table:table-cell table:style-name="Таблица1.E2" office:value-type="string">
            <text:p text:style-name="P11">-0.409290</text:p>
          </table:table-cell>
          <table:table-cell table:style-name="Таблица1.E2" office:value-type="string">
            <text:p text:style-name="P10">0.0002</text:p>
          </table:table-cell>
          <table:table-cell table:style-name="Таблица1.E2" office:value-type="string">
            <text:p text:style-name="P10">0.001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2">1.3428</text:p>
          </table:table-cell>
          <table:table-cell table:style-name="Таблица1.E2" office:value-type="string">
            <text:p text:style-name="P12">1.3808</text:p>
          </table:table-cell>
          <table:table-cell table:style-name="Таблица1.E2" office:value-type="string">
            <text:p text:style-name="P12">1.1209</text:p>
          </table:table-cell>
          <table:table-cell table:style-name="Таблица1.N2" office:value-type="string">
            <text:p text:style-name="P12">1.2070</text:p>
          </table:table-cell>
        </table:table-row>
        <table:table-row table:style-name="Таблица1.3">
          <table:table-cell table:style-name="Таблица1.E2" office:value-type="string">
            <text:p text:style-name="P8">43</text:p>
          </table:table-cell>
          <table:table-cell table:style-name="Таблица1.E2" office:value-type="string">
            <text:p text:style-name="P9">Furan-3-N<text:span text:style-name="T1">2</text:span><text:span text:style-name="T2">+</text:span>(S) = Furan-3-N<text:span text:style-name="T1">2</text:span><text:span text:style-name="T2">+</text:span>(T)</text:p>
          </table:table-cell>
          <table:table-cell table:style-name="Таблица1.E2" office:value-type="string">
            <text:p text:style-name="P10">210.50</text:p>
          </table:table-cell>
          <table:table-cell table:style-name="Таблица1.E2" office:value-type="string">
            <text:p text:style-name="P10">196.49</text:p>
          </table:table-cell>
          <table:table-cell table:style-name="Таблица1.E2" office:value-type="string">
            <text:p text:style-name="P11">-0.308260</text:p>
          </table:table-cell>
          <table:table-cell table:style-name="Таблица1.E2" office:value-type="string">
            <text:p text:style-name="P11">-0.410160</text:p>
          </table:table-cell>
          <table:table-cell table:style-name="Таблица1.E2" office:value-type="string">
            <text:p text:style-name="P10">0.0004</text:p>
          </table:table-cell>
          <table:table-cell table:style-name="Таблица1.E2" office:value-type="string">
            <text:p text:style-name="P10">0.0201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556</text:p>
          </table:table-cell>
          <table:table-cell table:style-name="Таблица1.E2" office:value-type="string">
            <text:p text:style-name="P12">1.4155</text:p>
          </table:table-cell>
          <table:table-cell table:style-name="Таблица1.E2" office:value-type="string">
            <text:p text:style-name="P12">1.1157</text:p>
          </table:table-cell>
          <table:table-cell table:style-name="Таблица1.N2" office:value-type="string">
            <text:p text:style-name="P12">1.1903</text:p>
          </table:table-cell>
        </table:table-row>
        <table:table-row>
          <table:table-cell table:style-name="Таблица1.E2" office:value-type="string">
            <text:p text:style-name="P8">44</text:p>
          </table:table-cell>
          <table:table-cell table:style-name="Таблица1.E2" office:value-type="string">
            <text:p text:style-name="P9">Thiophene-2-N<text:span text:style-name="T1">2</text:span><text:span text:style-name="T2">+</text:span>(S) = Thiophene-2-N<text:span text:style-name="T1">2</text:span><text:span text:style-name="T2">+</text:span>(T)</text:p>
          </table:table-cell>
          <table:table-cell table:style-name="Таблица1.E2" office:value-type="string">
            <text:p text:style-name="P10">199.11</text:p>
          </table:table-cell>
          <table:table-cell table:style-name="Таблица1.E2" office:value-type="string">
            <text:p text:style-name="P10">186.17</text:p>
          </table:table-cell>
          <table:table-cell table:style-name="Таблица1.E2" office:value-type="string">
            <text:p text:style-name="P11">-0.304400</text:p>
          </table:table-cell>
          <table:table-cell table:style-name="Таблица1.E2" office:value-type="string">
            <text:p text:style-name="P11">-0.400140</text:p>
          </table:table-cell>
          <table:table-cell table:style-name="Таблица1.E2" office:value-type="string">
            <text:p text:style-name="P10">0.0003</text:p>
          </table:table-cell>
          <table:table-cell table:style-name="Таблица1.E2" office:value-type="string">
            <text:p text:style-name="P10">0.0000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3</text:p>
          </table:table-cell>
          <table:table-cell table:style-name="Таблица1.E2" office:value-type="string">
            <text:p text:style-name="P12">1.3457</text:p>
          </table:table-cell>
          <table:table-cell table:style-name="Таблица1.E2" office:value-type="string">
            <text:p text:style-name="P12">1.3917</text:p>
          </table:table-cell>
          <table:table-cell table:style-name="Таблица1.E2" office:value-type="string">
            <text:p text:style-name="P12">1.1204</text:p>
          </table:table-cell>
          <table:table-cell table:style-name="Таблица1.N2" office:value-type="string">
            <text:p text:style-name="P12">1.2005</text:p>
          </table:table-cell>
        </table:table-row>
        <table:table-row table:style-name="Таблица1.3">
          <table:table-cell table:style-name="Таблица1.E2" office:value-type="string">
            <text:p text:style-name="P8">45</text:p>
          </table:table-cell>
          <table:table-cell table:style-name="Таблица1.E2" office:value-type="string">
            <text:p text:style-name="P9">Thiophene-3-N<text:span text:style-name="T1">2</text:span><text:span text:style-name="T2">+</text:span>(S) = Thiophene-3-N<text:span text:style-name="T1">2</text:span><text:span text:style-name="T2">+</text:span>(T)</text:p>
          </table:table-cell>
          <table:table-cell table:style-name="Таблица1.E2" office:value-type="string">
            <text:p text:style-name="P10">219.71</text:p>
          </table:table-cell>
          <table:table-cell table:style-name="Таблица1.E2" office:value-type="string">
            <text:p text:style-name="P10">205.43</text:p>
          </table:table-cell>
          <table:table-cell table:style-name="Таблица1.E2" office:value-type="string">
            <text:p text:style-name="P11">-0.300420</text:p>
          </table:table-cell>
          <table:table-cell table:style-name="Таблица1.E2" office:value-type="string">
            <text:p text:style-name="P11">-0.402750</text:p>
          </table:table-cell>
          <table:table-cell table:style-name="Таблица1.E2" office:value-type="string">
            <text:p text:style-name="P12">0.0004</text:p>
          </table:table-cell>
          <table:table-cell table:style-name="Таблица1.E2" office:value-type="string">
            <text:p text:style-name="P12">0.026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24</text:p>
          </table:table-cell>
          <table:table-cell table:style-name="Таблица1.E2" office:value-type="string">
            <text:p text:style-name="P12">1.3654</text:p>
          </table:table-cell>
          <table:table-cell table:style-name="Таблица1.E2" office:value-type="string">
            <text:p text:style-name="P12">1.4221</text:p>
          </table:table-cell>
          <table:table-cell table:style-name="Таблица1.E2" office:value-type="string">
            <text:p text:style-name="P12">1.1162</text:p>
          </table:table-cell>
          <table:table-cell table:style-name="Таблица1.N2" office:value-type="string">
            <text:p text:style-name="P12">1.1905</text:p>
          </table:table-cell>
        </table:table-row>
      </table:table>
      <text:p text:style-name="P14">* Ring Deviation <text:span text:style-name="T14">- суммарное отклонение атомов от плоскости цикла (ангстрем); <text:tab/><text:tab/></text:span>** <text:span text:style-name="T15">Break</text:span> <text:span text:style-name="T15">- разрыв цикла или связи C-NN;</text:span></text:p>
      <text:p text:style-name="P15"/>
      <text:p text:style-name="P2"><text:span text:style-name="T16">Синглет-триплетный</text:span> <text:span text:style-name="T16">переход </text:span>характеризуется:</text:p>
      <text:list xml:id="list8916247201794431729" text:style-name="L1">
        <text:list-item>
          <text:p text:style-name="P17"><text:span text:style-name="T16">Энергия синглет-триплетного перехода лежит в диапазоне от +115 до +314 кДж/моль, переход в триплетное состояние для всех диазониевых катионов не выгоден</text:span>.</text:p>
        </text:list-item>
        <text:list-item>
          <text:p text:style-name="P18">В<text:span text:style-name="T17">о многих</text:span> <text:span text:style-name="T17">системах переход в триплетное состояние приводит к нарушению плоскости цикла и изменению угла связи C-N-N от 180</text:span><text:span text:style-name="T18">о</text:span><text:span text:style-name="T17"> до 120</text:span><text:span text:style-name="T18">о</text:span> <text:span text:style-name="T19">и увеличению длины связи C-N.</text:span> </text:p>
        </text:list-item>
        <text:list-item>
          <text:p text:style-name="P19">Для <text:span text:style-name="T19">всех диазониевых катионов</text:span> <text:span text:style-name="T20">при переходе в триплетное состояние происходит увеличение длины связи N-N</text:span>.</text:p>
        </text:list-item>
        <text:list-item>
          <text:p text:style-name="P20">В <text:span text:style-name="T20">синглетном</text:span> состоянии все <text:span text:style-name="T20">диазониевые </text:span>катионы имеют плоское строение <text:span text:style-name="T20">и угол связи C-N-N имеет значения близкие к 180</text:span><text:span text:style-name="T18">о</text:span><text:span text:style-name="T4">.</text:span></text:p>
        </text:list-item>
        <text:list-item>
          <text:p text:style-name="P21"><text:span text:style-name="T10">П</text:span><text:span text:style-name="T8">ри переходе в триплетное состояние происходит </text:span><text:span text:style-name="T9">уменьшение значения LUMO </text:span><text:span text:style-name="T10">для всех диазониевых катионов</text:span><text:span text:style-name="T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53b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7T16:30:30.007905662</dc:date>
    <meta:editing-duration>PT54M46S</meta:editing-duration>
    <meta:editing-cycles>22</meta:editing-cycles>
    <meta:document-statistic meta:table-count="1" meta:image-count="0" meta:object-count="0" meta:page-count="3" meta:paragraph-count="623" meta:word-count="842" meta:character-count="5950" meta:non-whitespace-character-count="5732"/>
  </office:meta>
</office:document-meta>
</file>